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0600000006034B13194D1BDC9C3.png" manifest:media-type="image/png"/>
  <manifest:file-entry manifest:full-path="Pictures/1000000100000410000001E68BA76D2A54AB9A59.png" manifest:media-type="image/png"/>
  <manifest:file-entry manifest:full-path="Pictures/1000000100000450000001E6167742AAD97ACA11.png" manifest:media-type="image/png"/>
  <manifest:file-entry manifest:full-path="Pictures/100000010000054000000230E79BA4B4DDA11700.png" manifest:media-type="image/png"/>
  <manifest:file-entry manifest:full-path="Pictures/1000000100000DA0000005B04258E41B873F6540.png" manifest:media-type="image/png"/>
  <manifest:file-entry manifest:full-path="Pictures/100000010000041000000230E22657F51C1DCFC1.png" manifest:media-type="image/png"/>
  <manifest:file-entry manifest:full-path="Pictures/1000000100000410000003503EE3CE8E2DAD50DB.png" manifest:media-type="image/png"/>
  <manifest:file-entry manifest:full-path="Pictures/100000010000073F0000028C623785D040CF4CB1.png" manifest:media-type="image/png"/>
  <manifest:file-entry manifest:full-path="Pictures/100000010000067E000002732C81DBD35E00DDBB.png" manifest:media-type="image/png"/>
  <manifest:file-entry manifest:full-path="Pictures/1000000100000698000004909CAB5469953DA506.png" manifest:media-type="image/png"/>
  <manifest:file-entry manifest:full-path="Pictures/10000001000006980000055099BDD3D41F9E30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  <style:paragraph-properties style:writing-mode="lr-tb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19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0" style:family="graphic" style:parent-style-name="standard">
      <style:graphic-properties draw:stroke="none" draw:fill="none" fo:min-height="1.17cm"/>
      <style:paragraph-properties style:writing-mode="lr-tb"/>
    </style:style>
    <style:style style:name="gr21" style:family="graphic" style:parent-style-name="standard">
      <style:graphic-properties draw:stroke="none" draw:fill="none" fo:min-height="1.737cm"/>
      <style:paragraph-properties style:writing-mode="lr-tb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0.869cm"/>
      <style:paragraph-properties style:writing-mode="lr-tb"/>
    </style:style>
    <style:style style:name="gr34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5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6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40" style:family="graphic" style:parent-style-name="standard">
      <style:graphic-properties draw:stroke="none" draw:fill="none" fo:min-height="1.526cm"/>
      <style:paragraph-properties style:writing-mode="lr-tb"/>
    </style:style>
    <style:style style:name="gr41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-color="#f10d0c" draw:textarea-horizontal-align="justify" draw:textarea-vertical-align="middle" draw:auto-grow-height="false" fo:min-height="3.283cm" fo:min-width="0.222cm"/>
    </style:style>
    <style:style style:name="gr44" style:family="graphic" style:parent-style-name="standard">
      <style:graphic-properties draw:stroke="none" draw:fill-color="#b4c7dc" draw:textarea-horizontal-align="justify" draw:textarea-vertical-align="middle" draw:auto-grow-height="false" fo:min-height="1.067cm" fo:min-width="0cm"/>
    </style:style>
    <style:style style:name="gr45" style:family="graphic" style:parent-style-name="standard">
      <style:graphic-properties draw:stroke="none" draw:fill="none" fo:min-height="2.533cm"/>
      <style:paragraph-properties style:writing-mode="lr-tb"/>
    </style:style>
    <style:style style:name="gr46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draw:fill-color="#ffd7d7" draw:textarea-horizontal-align="justify" draw:textarea-vertical-align="middle" draw:auto-grow-height="false" fo:min-height="2.504cm" fo:min-width="0cm"/>
    </style:style>
    <style:style style:name="gr50" style:family="graphic" style:parent-style-name="standard">
      <style:graphic-properties draw:stroke="none" draw:fill="none" fo:min-height="0.788cm"/>
      <style:paragraph-properties style:writing-mode="lr-tb"/>
    </style:style>
    <style:style style:name="gr51" style:family="graphic" style:parent-style-name="standard">
      <style:graphic-properties draw:stroke="none" draw:fill-color="#ff7b59" draw:textarea-horizontal-align="justify" draw:textarea-vertical-align="middle" draw:auto-grow-height="false" fo:min-height="4.459cm" fo:min-width="0cm"/>
    </style:style>
    <style:style style:name="gr52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5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4" style:family="graphic" style:parent-style-name="standard">
      <style:graphic-properties draw:stroke="none" draw:fill-color="#d62e4e" draw:textarea-horizontal-align="justify" draw:textarea-vertical-align="middle" draw:auto-grow-height="false" fo:min-height="4.459cm" fo:min-width="0cm"/>
    </style:style>
    <style:style style:name="gr55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7" style:family="presentation" style:parent-style-name="Default_5f_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2.64cm"/>
      <style:paragraph-properties style:writing-mode="lr-tb"/>
    </style:style>
    <style:style style:name="pr23" style:family="presentation" style:parent-style-name="Default-title">
      <style:graphic-properties draw:textarea-vertical-align="top" fo:min-height="1.737cm"/>
      <style:paragraph-properties style:writing-mode="lr-tb"/>
    </style:style>
    <style:style style:name="pr24" style:family="presentation" style:parent-style-name="Default-title">
      <style:graphic-properties draw:textarea-vertical-align="top" fo:min-height="0.869cm"/>
      <style:paragraph-properties style:writing-mode="lr-tb"/>
    </style:style>
    <style:style style:name="pr25" style:family="presentation" style:parent-style-name="Default-title">
      <style:graphic-properties draw:textarea-vertical-align="top" fo:min-height="2.605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2.64cm"/>
      <style:paragraph-properties style:writing-mode="lr-tb"/>
    </style:style>
    <style:style style:name="pr28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1.267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fo:min-height="3.556cm"/>
      <style:paragraph-properties style:writing-mode="lr-tb"/>
    </style:style>
    <style:style style:name="pr38" style:family="presentation" style:parent-style-name="Default_5f_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_5f_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title" style:list-style-name="L1">
      <style:graphic-properties draw:textarea-vertical-align="top" fo:min-height="1.603cm"/>
      <style:paragraph-properties style:writing-mode="lr-tb"/>
    </style:style>
    <style:style style:name="pr44" style:family="presentation" style:parent-style-name="Default_5f_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0b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ff5429"/>
      <style:paragraph-properties fo:text-align="center"/>
      <style:text-properties fo:language="fr" fo:country="FR"/>
    </style:style>
    <style:style style:name="P17" style:family="paragraph">
      <loext:graphic-properties draw:fill-color="#ffffd7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e8f2a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4" style:family="paragraph">
      <loext:graphic-properties draw:fill-color="#e6e905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355269"/>
      <style:paragraph-properties fo:text-align="center"/>
      <style:text-properties fo:language="fr" fo:country="FR"/>
    </style:style>
    <style:style style:name="P27" style:family="paragraph">
      <loext:graphic-properties draw:fill-color="#158466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0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1" style:family="paragraph">
      <loext:graphic-properties draw:fill-color="#ffa500"/>
      <style:paragraph-properties fo:text-align="center"/>
      <style:text-properties fo:language="fr" fo:country="FR"/>
    </style:style>
    <style:style style:name="P32" style:family="paragraph">
      <loext:graphic-properties draw:fill-color="#afeeee"/>
      <style:paragraph-properties fo:text-align="center"/>
      <style:text-properties fo:language="fr" fo:country="FR"/>
    </style:style>
    <style:style style:name="P33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34pt" style:font-size-asian="34pt" style:font-size-complex="34pt"/>
    </style:style>
    <style:style style:name="P39" style:family="paragraph">
      <loext:graphic-properties draw:fill-color="#f10d0c"/>
      <style:paragraph-properties fo:text-align="center"/>
      <style:text-properties fo:language="fr" fo:country="FR"/>
    </style:style>
    <style:style style:name="P40" style:family="paragraph">
      <loext:graphic-properties draw:fill-color="#b4c7dc"/>
      <style:paragraph-properties fo:text-align="center"/>
      <style:text-properties fo:language="fr" fo:country="FR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d7d7"/>
      <style:paragraph-properties fo:text-align="center"/>
      <style:text-properties fo:language="fr" fo:country="FR"/>
    </style:style>
    <style:style style:name="P44" style:family="paragraph">
      <loext:graphic-properties draw:fill="none"/>
      <style:paragraph-properties fo:text-align="center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5" style:family="paragraph">
      <loext:graphic-properties draw:fill-color="#ff7b59"/>
      <style:paragraph-properties fo:text-align="center"/>
      <style:text-properties fo:language="fr" fo:country="FR"/>
    </style:style>
    <style:style style:name="P46" style:family="paragraph">
      <style:text-properties fo:font-size="13.3999996185303pt"/>
    </style:style>
    <style:style style:name="P47" style:family="paragraph">
      <style:text-properties fo:font-size="21.2000007629395pt"/>
    </style:style>
    <style:style style:name="P48" style:family="paragraph">
      <style:paragraph-properties fo:text-align="center"/>
      <style:text-properties fo:font-size="16pt" style:font-size-asian="16pt" style:font-size-complex="16pt"/>
    </style:style>
    <style:style style:name="P49" style:family="paragraph">
      <style:paragraph-properties fo:text-align="center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50" style:family="paragraph">
      <loext:graphic-properties draw:fill-color="#d62e4e"/>
      <style:paragraph-properties fo:text-align="center"/>
      <style:text-properties fo:language="fr" fo:country="FR"/>
    </style:style>
    <style:style style:name="P5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loext:opacity="100%" style:font-name="Liberation Sans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loext:opacity="100%" style:font-name="Liberation Sans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22pt" fo:language="fr" fo:country="FR" style:font-size-asian="22pt" style:font-size-complex="22pt"/>
    </style:style>
    <style:style style:name="T32" style:family="text">
      <style:text-properties fo:font-size="34pt" fo:font-weight="bold" style:font-size-asian="34pt" style:font-weight-asian="bold" style:font-size-complex="34pt" style:font-weight-complex="bold"/>
    </style:style>
    <style:style style:name="T33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4" style:family="text">
      <style:text-properties fo:color="#ffffff" loext:opacity="100%" fo:font-size="32pt" fo:language="fr" fo:country="FR" style:font-size-asian="32pt" style:font-size-complex="32pt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loext:opacity="100%" fo:font-size="18pt" fo:language="fr" fo:country="FR" style:font-size-asian="18pt" style:font-size-complex="18pt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6pt" fo:language="fr" fo:country="FR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ff" loext:opacity="100%" fo:font-size="16pt" fo:language="fr" fo:country="FR" style:font-size-asian="16pt" style:font-size-complex="16pt"/>
    </style:style>
    <style:style style:name="T4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65cm 15.78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1.4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1.4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 de faire une transition entre deux valeurs d'une propriétés CSS</text:span></text:p>
                <text:list>
                  <text:list-item>
                    <text:p text:style-name="P1"><text:span text:style-name="T11">Fonctionne</text:span><text:span text:style-name="T12">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4"><text:span text:style-name="T11">Représenté par la propriété "transition"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5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nctionne mieux si la propriété "transition" est sur le sélecteur CSS</text:span></text:p>
                <text:list>
                  <text:list-item>
                    <text:p text:style-name="P1"><text:span text:style-name="T11">Et non le sélecteur CSS + pseudo-classe</text:span></text:p>
                  </text:list-item>
                </text:list>
              </text:list-item>
              <text:list-item>
                <text:p text:style-name="P14"><text:span text:style-name="T11">Permet des transitions simples</text:span></text:p>
              </text:list-item>
              <text:list-item>
                <text:p text:style-name="P14"><text:span text:style-name="T11">A ne pas confondre avec CSS Animation</text:span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3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alculés grâce à la carte graphique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4"><text:span text:style-name="T11">Rajoute du dynamisme à vos sites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3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Transition lancée avec la pseudo-classe :hover ou :focus(-within)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rmet d'appliquer des déclarations CSS sur un élément au survol</text:span></text:p>
              </text:list-item>
              <text:list-item>
                <text:p text:style-name="P14"><text:span text:style-name="T12">Applicable sur n'importe quelle balise</text:span></text:p>
                <text:p text:style-name="P13"><text:span text:style-name="T11"/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88cm 16.13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s par un espace pour rappel</text:span></text:p>
                  </text:list-item>
                </text:list>
              </text:list-item>
              <text:list-item>
                <text:p text:style-name="P14"><text:span text:style-name="T12">Ne fonctionne pas sur mobile</text:span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88cm 16.13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8" draw:text-style-name="P31" draw:layer="layout" svg:width="1.921cm" svg:height="13.757cm" draw:transform="rotate (-3.14159265358979) translate (0.888cm 16.13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0" draw:text-style-name="P33" draw:layer="layout" svg:width="27.2cm" svg:height="1.42cm" svg:x="0.4cm" svg:y="10.8cm">
          <draw:text-box>
            <text:p text:style-name="P18"><text:span text:style-name="T24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00100000410000001E68BA76D2A54AB9A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8" draw:text-style-name="P31" draw:layer="layout" svg:width="1.921cm" svg:height="13.757cm" draw:transform="rotate (-3.14159265358979) translate (0.888cm 16.13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3" draw:layer="layout" svg:width="27.2cm" svg:height="1.987cm" svg:x="0.4cm" svg:y="10.8cm">
          <draw:text-box>
            <text:p text:style-name="P18"><text:span text:style-name="T24">Ici notre sélecteur CSS (mon-enfant) aura des propriétés CSS au survol (:hover) de (mon-sélecteur)</text:span></text:p>
          </draw:text-box>
        </draw:frame>
        <draw:frame draw:style-name="gr2" draw:text-style-name="P5" draw:layer="layout" svg:width="18.34cm" svg:height="8.06cm" svg:x="4.83cm" svg:y="2.14cm">
          <draw:image xlink:href="Pictures/1000000100000450000001E6167742AAD97ACA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0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88cm 16.13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1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Regardez la ressource "ressources/exemples-transitions" dans votre navigateur pour voir les possibilité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88cm 16.13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4" draw:layer="layout" svg:width="26.183cm" svg:height="1.673cm" svg:x="0.818cm" svg:y="5.754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9.201cm" svg:y1="6.627cm" svg:x2="9.201cm" svg:y2="9.427cm">
          <text:p/>
        </draw:line>
        <draw:frame presentation:style-name="pr22" draw:text-style-name="P35" draw:layer="layout" svg:width="7.461cm" svg:height="2.64cm" svg:x="9.339cm" svg:y="8.16cm" presentation:class="title" presentation:user-transformed="true">
          <draw:text-box>
            <text:p text:style-name="P1"><text:span text:style-name="T31">On change la propriété </text:span><text:span text:style-name="T31"><text:line-break/></text:span><text:span text:style-name="T31">"margin-right"</text:span></text:p>
          </draw:text-box>
        </draw:frame>
        <draw:custom-shape draw:style-name="gr25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9.201cm" svg:y1="6.627cm" svg:x2="9.201cm" svg:y2="10.6cm">
          <text:p/>
        </draw:line>
        <draw:custom-shape draw:style-name="gr27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7.201cm" svg:y1="3.027cm" svg:x2="17.201cm" svg:y2="5.827cm">
          <text:p/>
        </draw:line>
        <draw:frame presentation:style-name="pr23" draw:text-style-name="P35" draw:layer="layout" svg:width="4.662cm" svg:height="1.737cm" svg:x="17.401cm" svg:y="2.96cm" presentation:class="title" presentation:user-transformed="true">
          <draw:text-box>
            <text:p text:style-name="P1"><text:span text:style-name="T31">durant 2 secondes</text:span></text:p>
          </draw:text-box>
        </draw:frame>
        <draw:custom-shape draw:style-name="gr29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9.001cm" svg:y1="6.627cm" svg:x2="19.001cm" svg:y2="9.427cm">
          <text:p/>
        </draw:line>
        <draw:custom-shape draw:style-name="gr31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2.801cm" svg:y1="3.027cm" svg:x2="22.801cm" svg:y2="5.827cm">
          <text:p/>
        </draw:line>
        <draw:frame presentation:style-name="pr24" draw:text-style-name="P35" draw:layer="layout" svg:width="7.461cm" svg:height="0.869cm" svg:x="19.2cm" svg:y="8.6cm" presentation:class="title" presentation:user-transformed="true">
          <draw:text-box>
            <text:p text:style-name="P1"><text:span text:style-name="T31">de façon linéaire</text:span></text:p>
          </draw:text-box>
        </draw:frame>
        <draw:frame presentation:style-name="pr25" draw:text-style-name="P35" draw:layer="layout" svg:width="4.662cm" svg:height="2.605cm" svg:x="23cm" svg:y="2.961cm" presentation:class="title" presentation:user-transformed="true">
          <draw:text-box>
            <text:p text:style-name="P1"><text:span text:style-name="T31">avec un délai de 0.5 secondes</text:span></text:p>
          </draw:text-box>
        </draw:frame>
        <draw:frame draw:style-name="gr33" draw:text-style-name="P33" draw:layer="layout" svg:width="27.2cm" svg:height="1.119cm" svg:x="0.4cm" svg:y="12.18cm">
          <draw:text-box>
            <text:p text:style-name="P18"><text:span text:style-name="T24">Avec le code ci-dessus, l'élément ciblé verra son margin-right changer</text:span></text:p>
          </draw:text-box>
        </draw:fram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6" draw:text-style-name="P29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2">jamais</text:span><text:span text:style-name="T19"> la chose suivante :</text:span></text:p>
              </text:list-item>
            </text:list>
          </draw:text-box>
        </draw:frame>
        <draw:frame draw:style-name="gr22" draw:text-style-name="P34" draw:layer="layout" svg:width="26.183cm" svg:height="1.673cm" svg:x="0.819cm" svg:y="4.327cm">
          <draw:text-box>
            <text:p text:style-name="P18"><text:span text:style-name="T27">transition:</text:span><text:span text:style-name="T28"> </text:span><text:span text:style-name="T29">all 200ms linear</text:span><text:span text:style-name="T30">;</text:span></text:p>
          </draw:text-box>
        </draw:frame>
        <draw:frame presentation:style-name="pr27" draw:text-style-name="P35" draw:layer="layout" svg:width="14.662cm" svg:height="2.64cm" svg:x="12.338cm" svg:y="6.76cm" presentation:class="title" presentation:user-transformed="true">
          <draw:text-box>
            <text:p text:style-name="P1"><text:span text:style-name="T31">Ne dites </text:span><text:span text:style-name="T33">jamais</text:span><text:span text:style-name="T31"> au navigateur que vous allez faire une transition de toutes les propriétés CSS du sélecteur CSS</text:span></text:p>
          </draw:text-box>
        </draw:frame>
        <draw:custom-shape draw:style-name="gr34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2.2cm" svg:y1="5.227cm" svg:x2="12.2cm" svg:y2="9.2cm">
          <text:p/>
        </draw:line>
        <draw:frame draw:style-name="gr33" draw:text-style-name="P33" draw:layer="layout" svg:width="27.2cm" svg:height="1.119cm" svg:x="0.4cm" svg:y="10.681cm">
          <draw:text-box>
            <text:p text:style-name="P18"><text:span text:style-name="T24">Ceci fonctionne mais va provoquer des problèmes de performances</text:span></text:p>
          </draw:text-box>
        </draw:frame>
        <draw:custom-shape draw:style-name="gr35" draw:text-style-name="P10" draw:layer="layout" svg:width="0.74cm" svg:height="5.249cm" draw:transform="rotate (-1.5707963267949) translate (28.01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8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0010000054000000230E79BA4B4DDA11700.png" xlink:type="simple" xlink:show="embed" xlink:actuate="onLoad" draw:mime-type="image/png">
            <text:p/>
          </draw:image>
        </draw:frame>
        <draw:custom-shape draw:style-name="gr35" draw:text-style-name="P10" draw:layer="layout" svg:width="0.74cm" svg:height="5.249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9" draw:text-style-name="P29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2">que</text:span><text:span text:style-name="T19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0010000041000000230E22657F51C1DCFC1.png" xlink:type="simple" xlink:show="embed" xlink:actuate="onLoad" draw:mime-type="image/png">
            <text:p/>
          </draw:image>
        </draw:frame>
        <draw:custom-shape draw:style-name="gr37" draw:text-style-name="P36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5" draw:layer="layout" svg:width="2.47cm" svg:height="2.47cm" svg:x="20.13cm" svg:y="10.865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0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1" draw:text-style-name="P23" draw:layer="layout" svg:width="26.06cm" svg:height="11.607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ropriété raccourcie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3" draw:text-style-name="P33" draw:layer="layout" svg:width="27.2cm" svg:height="1.119cm" svg:x="0.4cm" svg:y="11.4cm">
          <draw:text-box>
            <text:p text:style-name="P18"><text:span text:style-name="T24">Grâce à la propriété "transition", nous avons écrit quatre propriétés en une</text:span></text:p>
          </draw:text-box>
        </draw:frame>
        <draw:frame draw:style-name="gr22" draw:text-style-name="P34" draw:layer="layout" svg:width="26.183cm" svg:height="1.673cm" svg:x="-0.282cm" svg:y="6.153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101cm" svg:y1="7.026cm" svg:x2="8.101cm" svg:y2="9.826cm">
          <text:p/>
        </draw:line>
        <draw:frame presentation:style-name="pr32" draw:text-style-name="P37" draw:layer="layout" svg:width="4.662cm" svg:height="1.267cm" svg:x="8.239cm" svg:y="8.559cm" presentation:class="title" presentation:user-transformed="true">
          <draw:text-box>
            <text:p text:style-name="P1"><text:span text:style-name="T34">-property</text:span></text:p>
          </draw:text-box>
        </draw:frame>
        <draw:custom-shape draw:style-name="gr25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8.101cm" svg:y1="7.026cm" svg:x2="8.101cm" svg:y2="9.826cm">
          <text:p/>
        </draw:line>
        <draw:custom-shape draw:style-name="gr27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6.101cm" svg:y1="3.426cm" svg:x2="16.101cm" svg:y2="6.226cm">
          <text:p/>
        </draw:line>
        <draw:frame presentation:style-name="pr32" draw:text-style-name="P37" draw:layer="layout" svg:width="4.662cm" svg:height="1.267cm" svg:x="16.301cm" svg:y="3.359cm" presentation:class="title" presentation:user-transformed="true">
          <draw:text-box>
            <text:p text:style-name="P1"><text:span text:style-name="T34">-duration</text:span></text:p>
          </draw:text-box>
        </draw:frame>
        <draw:custom-shape draw:style-name="gr29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901cm" svg:y1="7.026cm" svg:x2="17.901cm" svg:y2="9.826cm">
          <text:p/>
        </draw:line>
        <draw:frame presentation:style-name="pr32" draw:text-style-name="P37" draw:layer="layout" svg:width="8.6cm" svg:height="1.267cm" svg:x="18.101cm" svg:y="8.56cm" presentation:class="title" presentation:user-transformed="true">
          <draw:text-box>
            <text:p text:style-name="P1"><text:span text:style-name="T34">-timing-function</text:span></text:p>
          </draw:text-box>
        </draw:frame>
        <draw:custom-shape draw:style-name="gr31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1.701cm" svg:y1="3.426cm" svg:x2="21.701cm" svg:y2="6.226cm">
          <text:p/>
        </draw:line>
        <draw:frame presentation:style-name="pr32" draw:text-style-name="P37" draw:layer="layout" svg:width="4.662cm" svg:height="1.267cm" svg:x="22.101cm" svg:y="3.36cm" presentation:class="title" presentation:user-transformed="true">
          <draw:text-box>
            <text:p text:style-name="P1"><text:span text:style-name="T34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L'ordre des valeurs ne compte pas toutefois :</text:span></text:p>
                <text:list>
                  <text:list-item>
                    <text:p text:style-name="P1"><text:span text:style-name="T35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5">Le second nombre rencontré sera </text:span><text:span text:style-name="T11"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3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0" draw:text-style-name="P38" draw:layer="layout" svg:width="27.4cm" svg:height="1.776cm" svg:x="0.4cm" svg:y="10.824cm">
          <draw:text-box>
            <text:p text:style-name="P18"><text:span text:style-name="T36">transition:</text:span><text:span text:style-name="T37"> </text:span><text:span text:style-name="T38">color 2s linear .5s</text:span><text:span text:style-name="T39">,</text:span><text:span text:style-name="T38"> </text:span><text:span text:style-name="T37">font-size 300ms</text:span><text:span text:style-name="T40">;</text:span></text:p>
          </draw:text-box>
        </draw:frame>
        <draw:custom-shape draw:style-name="gr41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7cm" svg:y1="8cm" svg:x2="7cm" svg:y2="10.8cm">
          <text:p/>
        </draw:line>
        <draw:frame presentation:style-name="pr32" draw:text-style-name="P37" draw:layer="layout" svg:width="7.062cm" svg:height="1.267cm" svg:x="7.138cm" svg:y="8cm" presentation:class="title" presentation:user-transformed="true">
          <draw:text-box>
            <text:p text:style-name="P1"><text:span text:style-name="T34">transition 1</text:span></text:p>
          </draw:text-box>
        </draw:frame>
        <draw:custom-shape draw:style-name="gr42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875cm" svg:y1="11.599cm" svg:x2="17.875cm" svg:y2="14.399cm">
          <text:p/>
        </draw:line>
        <draw:frame presentation:style-name="pr32" draw:text-style-name="P37" draw:layer="layout" svg:width="8.6cm" svg:height="1.267cm" svg:x="18.075cm" svg:y="13.133cm" presentation:class="title" presentation:user-transformed="true">
          <draw:text-box>
            <text:p text:style-name="P1"><text:span text:style-name="T34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On n'oublie pas la valeur du stade final</text:span></text:p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6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Seule le propriété</text:span><text:span text:style-name="T12"> "transition-duration" est obligatoire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a durée est obligatoire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3" draw:text-style-name="P39" draw:layer="layout" svg:width="1.442cm" svg:height="10.899cm" draw:transform="rotate (-3.14159265358979) translate (0.863cm 17.20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9" draw:layer="layout" svg:width="27.2cm" svg:height="2.783cm" svg:x="0.4cm" svg:y="6.484cm">
          <draw:text-box>
            <text:p text:style-name="P18"><text:span text:style-name="T9">Comme pour transition: all, on préférera l’indication des propriétés à faire transitio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00100000410000003503EE3CE8E2DAD50DB.png" xlink:type="simple" xlink:show="embed" xlink:actuate="onLoad" draw:mime-type="image/png">
            <text:p/>
          </draw:image>
        </draw:frame>
        <draw:frame draw:style-name="gr39" draw:text-style-name="P25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6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3.8cm" svg:y1="6.564cm" svg:x2="26.4cm" svg:y2="6.564cm">
          <text:p/>
        </draw:line>
        <draw:frame presentation:style-name="pr37" draw:text-style-name="P42" draw:layer="layout" svg:width="7.862cm" svg:height="3.556cm" svg:x="18.538cm" svg:y="6.8cm" presentation:class="title" presentation:user-transformed="true">
          <draw:text-box>
            <text:p text:style-name="P41"><text:span text:style-name="T41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23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39" draw:text-style-name="P25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8" draw:text-style-name="P18" draw:layer="layout" svg:width="24.74cm" svg:height="10.326cm" svg:x="1.63cm" svg:y="2.23cm">
          <draw:image xlink:href="Pictures/1000000100000DA0000005B04258E41B873F65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/5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9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3" draw:layer="layout" svg:width="26.06cm" svg:height="6.628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Utilisation de la console du navigateur</text:span></text:p>
                <text:list>
                  <text:list-item>
                    <text:p text:style-name="P1"><text:span text:style-name="T11">Permet de rejouer à l’envie et pas à pas la transition d’un élément sélectionné</text:span></text:p>
                  </text:list-item>
                  <text:list-item>
                    <text:p text:style-name="P1"><text:span text:style-name="T11">Fonctionne avec Chrome et Firefox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9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50" draw:text-style-name="P44" draw:layer="layout" svg:width="27.381cm" svg:height="1.038cm" svg:x="0.219cm" svg:y="11.476cm">
          <draw:text-box>
            <text:p text:style-name="P18"><text:span text:style-name="T42">Chrome</text:span></text:p>
          </draw:text-box>
        </draw:frame>
        <draw:frame draw:style-name="gr2" draw:text-style-name="P5" draw:layer="layout" svg:width="27.25cm" svg:height="9.56cm" svg:x="0.375cm" svg:y="2.012cm">
          <draw:image xlink:href="Pictures/100000010000073F0000028C623785D040CF4C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9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50" draw:text-style-name="P44" draw:layer="layout" svg:width="27.381cm" svg:height="1.038cm" svg:x="0.219cm" svg:y="12.168cm">
          <draw:text-box>
            <text:p text:style-name="P18"><text:span text:style-name="T42">Firefox</text:span></text:p>
          </draw:text-box>
        </draw:frame>
        <draw:frame draw:style-name="gr2" draw:text-style-name="P5" draw:layer="layout" svg:width="27.25cm" svg:height="10.27cm" svg:x="0.375cm" svg:y="1.998cm">
          <draw:image xlink:href="Pictures/100000010000067E000002732C81DBD35E00DD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1" draw:text-style-name="P45" draw:layer="layout" svg:width="0.395cm" svg:height="14.531cm" draw:transform="rotate (-1.5707963267949) translate (29.844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Règle-at définissant les propriétés CSS de départ</text:span></text:p>
              </text:list-item>
              <text:list-item>
                <text:p text:style-name="P13"><text:span text:style-name="T11">Permet d’effectuer une transition lors du chargement de la page ou apparition de l’élément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 text:style-name="P46"><text:span text:style-name="T13">Source(s) :</text:span></text:p>
            <text:list text:style-name="L1">
              <text:list-item>
                <text:p text:style-name="P46"><text:span text:style-name="T14"><text:a xlink:href="https://developer.mozilla.org/en-US/docs/Web/CSS/@starting-style" xlink:type="simple">https://developer.mozilla.org/en-US/docs/Web/CSS/@starting-style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47"><text:span text:style-name="T17"/></text:p>
              <text:p text:style-name="P47"><text:span text:style-name="T1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1" draw:text-style-name="P45" draw:layer="layout" svg:width="0.395cm" svg:height="14.531cm" draw:transform="rotate (-1.5707963267949) translate (29.844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 text:style-name="P46"><text:span text:style-name="T13">Source(s) :</text:span></text:p>
            <text:list text:style-name="L1">
              <text:list-item>
                <text:p text:style-name="P46"><text:span text:style-name="T14"><text:a xlink:href="https://developer.mozilla.org/en-US/docs/Web/CSS/@starting-style" xlink:type="simple">https://developer.mozilla.org/en-US/docs/Web/CSS/@starting-style</text:a></text:span></text:p>
              </text:list-item>
            </text:list>
          </draw:text-box>
        </draw:frame>
        <draw:frame draw:style-name="gr48" draw:text-style-name="P18" draw:layer="layout" svg:width="14.157cm" svg:height="9.795cm" svg:x="0.626cm" svg:y="2.017cm">
          <draw:image xlink:href="Pictures/1000000100000698000004909CAB5469953DA506.png" xlink:type="simple" xlink:show="embed" xlink:actuate="onLoad" draw:mime-type="image/png">
            <text:p/>
          </draw:image>
        </draw:frame>
        <draw:frame presentation:style-name="pr43" draw:text-style-name="P49" draw:layer="layout" svg:width="17.675cm" svg:height="1.882cm" svg:x="5.163cm" svg:y="11.969cm" presentation:class="title" presentation:user-transformed="true">
          <draw:text-box>
            <text:p text:style-name="P48"><text:span text:style-name="T43">Les éléments avec la classe “element” auront “scaleY(0)” au chargement de la page puis </text:span><text:span text:style-name="T44">“scaleY(1)” après 350ms</text:span><text:span text:style-name="T44"><text:line-break/></text:span><text:span text:style-name="T44">(Les deux syntaxes sont valides et font la même chose)</text:span></text:p>
          </draw:text-box>
        </draw:frame>
        <draw:frame draw:style-name="gr48" draw:text-style-name="P18" draw:layer="layout" svg:width="11.164cm" svg:height="8.994cm" svg:x="15.536cm" svg:y="2.496cm">
          <draw:image xlink:href="Pictures/10000001000006980000055099BDD3D41F9E30F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47"><text:span text:style-name="T17"/></text:p>
              <text:p text:style-name="P47"><text:span text:style-name="T17"/></text:p>
            </draw:text-box>
          </draw:frame>
        </presentation:notes>
      </draw:page>
      <draw:page draw:name="page38" draw:style-name="dp1" draw:master-page-name="Default_5f_" presentation:presentation-page-layout-name="AL1T0">
        <office:forms form:automatic-focus="false" form:apply-design-mode="false"/>
        <draw:custom-shape draw:style-name="gr52" draw:text-style-name="P10" draw:layer="layout" svg:width="0.513cm" svg:height="5.833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6)</text:span></text:p>
          </draw:text-box>
        </draw:frame>
        <draw:custom-shape draw:style-name="gr5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4" draw:text-style-name="P50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ouveauté de la propriété transition (2024)</text:span></text:p>
              </text:list-item>
              <text:list-item>
                <text:p text:style-name="P13"><text:span text:style-name="T11">Permet de faire une transition avec des valeurs discrètes</text:span></text:p>
                <text:list>
                  <text:list-item>
                    <text:p text:style-name="P1"><text:span text:style-name="T11">Ex : width: auto → width: 420px</text:span></text:p>
                  </text:list-item>
                </text:list>
              </text:list-item>
              <text:list-item>
                <text:p text:style-name="P13"><text:span text:style-name="T11">Deux valeurs possibles :</text:span></text:p>
                <text:list>
                  <text:list-item>
                    <text:p text:style-name="P1"><text:span text:style-name="T11">normal : par défaut</text:span></text:p>
                  </text:list-item>
                  <text:list-item>
                    <text:p text:style-name="P1"><text:span text:style-name="T11">allow-discrete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erformances</text:span></text:p>
          </draw:text-box>
        </draw:frame>
        <draw:custom-shape draw:style-name="gr55" draw:text-style-name="P24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 text:style-name="P46"><text:span text:style-name="T13">Source(s) :</text:span></text:p>
            <text:list text:style-name="L1">
              <text:list-item>
                <text:p text:style-name="P46"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 text:style-name="P46"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47"><text:span text:style-name="T17"/></text:p>
              <text:p text:style-name="P47"><text:span text:style-name="T17"/></text:p>
            </draw:text-box>
          </draw:frame>
        </presentation:notes>
      </draw:page>
      <draw:page draw:name="page41" draw:style-name="dp4" draw:master-page-name="Default" presentation:presentation-page-layout-name="AL3T1">
        <office:forms form:automatic-focus="false" form:apply-design-mode="false"/>
        <draw:frame presentation:style-name="pr47" draw:text-style-name="P51" draw:layer="layout" svg:width="25.198cm" svg:height="12.191cm" svg:x="1.4cm" svg:y="1.713cm">
          <draw:text-box>
            <text:p><text:span text:style-name="T4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5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3-15T17:32:34.068000000</dc:date>
    <meta:editing-duration>P18DT18H23M50S</meta:editing-duration>
    <meta:editing-cycles>892</meta:editing-cycles>
    <meta:generator>LibreOffice/7.2.7.2$Windows_X86_64 LibreOffice_project/8d71d29d553c0f7dcbfa38fbfda25ee34cce99a2</meta:generator>
    <meta:document-statistic meta:object-count="335"/>
  </office:meta>
</office:document-meta>
</file>